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office:font-face-decls>
  <office:automatic-styles>
    <style:style style:name="P1" style:family="paragraph" style:parent-style-name="Heading_20_1">
      <style:paragraph-properties fo:margin-left="0in" fo:margin-right="0in" fo:margin-top="0.0417in" fo:margin-bottom="0.1965in" style:contextual-spacing="false" fo:text-align="center" style:justify-single-word="false" fo:orphans="2" fo:widows="2" fo:text-indent="0in" style:auto-text-indent="false"/>
      <style:text-properties fo:font-variant="normal" fo:text-transform="none" fo:color="#610b38" loext:opacity="100%" style:font-name="erdana" fo:font-size="16pt" fo:letter-spacing="normal" fo:font-style="normal" fo:font-weight="normal" style:font-size-asian="16pt" style:font-size-complex="16pt"/>
    </style:style>
    <style:style style:name="P2"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38" loext:opacity="100%" style:font-name="erdana" fo:font-size="15pt" fo:letter-spacing="normal" fo:font-style="normal" fo:font-weight="normal"/>
    </style:style>
    <style:style style:name="P3"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38" loext:opacity="100%" style:font-name="erdana" fo:font-size="13pt" fo:letter-spacing="normal" fo:font-style="normal" fo:font-weight="normal" style:font-size-asian="13pt" style:font-size-complex="13pt"/>
    </style:style>
    <style:style style:name="P4" style:family="paragraph" style:parent-style-name="Heading_20_2">
      <style:paragraph-properties fo:margin-left="0in" fo:margin-right="0in" fo:text-align="justify" style:justify-single-word="false" fo:orphans="2" fo:widows="2" fo:text-indent="0in" style:auto-text-indent="false"/>
      <style:text-properties fo:font-variant="normal" fo:text-transform="none" fo:color="#610b4b" loext:opacity="100%" style:font-name="erdana" fo:font-size="12.6000003814697pt" fo:letter-spacing="normal" fo:font-style="normal" fo:font-weight="normal"/>
    </style:style>
    <style:style style:name="P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loext:opacity="100%" style:font-name="inter-regular" fo:font-size="9.60000038146973pt" fo:letter-spacing="normal" fo:font-style="normal" fo:font-weight="normal"/>
    </style:style>
    <style:style style:name="P6" style:family="paragraph" style:parent-style-name="Text_20_body" style:list-style-name="L1">
      <style:paragraph-properties fo:margin-top="0.0335in" fo:margin-bottom="0.1965in" style:contextual-spacing="false" style:line-height-at-least="0.2083in" fo:text-align="justify" style:justify-single-word="false" fo:orphans="2" fo:widows="2"/>
      <style:text-properties fo:font-variant="normal" fo:text-transform="none" fo:color="#000000" loext:opacity="100%" style:font-name="inter-regular" fo:font-size="9.60000038146973pt" fo:letter-spacing="normal" fo:font-style="normal" fo:font-weight="normal"/>
    </style:style>
    <style:style style:name="P7" style:family="paragraph" style:parent-style-name="Text_20_body" style:list-style-name="L2">
      <style:paragraph-properties fo:margin-top="0.0335in" fo:margin-bottom="0.1965in" style:contextual-spacing="false" style:line-height-at-least="0.2083in" fo:text-align="justify" style:justify-single-word="false" fo:orphans="2" fo:widows="2"/>
      <style:text-properties fo:font-variant="normal" fo:text-transform="none" fo:color="#000000" loext:opacity="100%" style:font-name="inter-regular" fo:font-size="9.60000038146973pt" fo:letter-spacing="normal" fo:font-style="normal" fo:font-weight="normal"/>
    </style:style>
    <style:style style:name="P8" style:family="paragraph" style:parent-style-name="Text_20_body" style:list-style-name="L3">
      <style:paragraph-properties fo:margin-top="0.0335in" fo:margin-bottom="0.1965in" style:contextual-spacing="false" style:line-height-at-least="0.2083in" fo:text-align="justify" style:justify-single-word="false" fo:orphans="2" fo:widows="2"/>
    </style:style>
    <style:style style:name="P9" style:family="paragraph" style:parent-style-name="Text_20_body">
      <style:paragraph-properties fo:margin-left="0in" fo:margin-right="0in" fo:text-align="justify" style:justify-single-word="false" fo:orphans="2" fo:widows="2" fo:text-indent="0in" style:auto-text-indent="false"/>
    </style:style>
    <style:style style:name="T1" style:family="text">
      <style:text-properties fo:font-variant="normal" fo:text-transform="none" fo:color="#333333" loext:opacity="100%" style:font-name="inter-bold" fo:font-size="9.60000038146973pt" fo:letter-spacing="normal" fo:font-style="normal" fo:font-weight="bold"/>
    </style:style>
    <style:style style:name="T2" style:family="text">
      <style:text-properties fo:font-variant="normal" fo:text-transform="none" fo:color="#333333" loext:opacity="100%" style:font-name="inter-regular" fo:font-size="9.60000038146973pt" fo:letter-spacing="normal" fo:font-style="normal" fo:font-weight="normal"/>
    </style:style>
    <style:style style:name="T3" style:family="text">
      <style:text-properties fo:font-variant="normal" fo:text-transform="none" fo:color="#000000" loext:opacity="100%" style:font-name="inter-bold" fo:font-size="9.60000038146973pt" fo:letter-spacing="normal" fo:font-style="normal" fo:font-weight="bold"/>
    </style:style>
    <style:style style:name="T4" style:family="text">
      <style:text-properties fo:font-variant="normal" fo:text-transform="none" fo:color="#000000" loext:opacity="100%" style:font-name="inter-bold" fo:font-size="9.60000038146973pt" fo:letter-spacing="normal" fo:font-style="normal" fo:font-weight="bold" officeooo:rsid="000ccc21"/>
    </style:style>
    <text:list-style style:name="L1">
      <text:list-level-style-number text:level="1" text:style-name="Numbering_20_Symbols" loext:num-list-format="%1%." style:num-suffix="." style:num-format="1">
        <style:list-level-properties text:space-before="0.4909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babilistic reasoning in Artificial intelligence</text:h>
      <text:h text:style-name="P3" text:outline-level="2">Uncertainty:</text:h>
      <text:p text:style-name="P5">Till now, we have learned knowledge representation using first-order logic and propositional logic with certainty, which means we were sure about the predicates. With this knowledge representation, we might write A→B, which means if A is true then B is true, but consider a situation where we are not sure about whether A is true or not then we cannot express this statement, this situation is called uncertainty.</text:p>
      <text:p text:style-name="P5">So to represent uncertain knowledge, where we are not sure about the predicates, we need uncertain reasoning or probabilistic reasoning.</text:p>
      <text:h text:style-name="P4" text:outline-level="2">Causes of uncertainty:</text:h>
      <text:p text:style-name="P5">Following are some leading causes of uncertainty to occur in the real world.</text:p>
      <text:list xml:id="list3000174459" text:style-name="L1">
        <text:list-item>
          <text:p text:style-name="P6">Information occurred from unreliable sources.</text:p>
        </text:list-item>
        <text:list-item>
          <text:p text:style-name="P6">Experimental Errors</text:p>
        </text:list-item>
        <text:list-item>
          <text:p text:style-name="P6">Equipment fault</text:p>
        </text:list-item>
        <text:list-item>
          <text:p text:style-name="P6">Temperature variation</text:p>
        </text:list-item>
        <text:list-item>
          <text:p text:style-name="P6">Climate change.</text:p>
        </text:list-item>
      </text:list>
      <text:h text:style-name="P2" text:outline-level="2">Probabilistic reasoning:</text:h>
      <text:p text:style-name="P5">Probabilistic reasoning is a way of knowledge representation where we apply the concept of probability to indicate the uncertainty in knowledge. In probabilistic reasoning, we combine probability theory with logic to handle the uncertainty.</text:p>
      <text:p text:style-name="P5">We use probability in probabilistic reasoning because it provides a way to handle the uncertainty that is the result of someone's laziness and ignorance.</text:p>
      <text:p text:style-name="P5">In the real world, there are lots of scenarios, where the certainty of something is not confirmed, such as "It will rain today," "behavior of someone for some situations," "A match between two teams or two players." These are probable sentences for which we can assume that it will happen but not sure about it, so here we use probabilistic reasoning.</text:p>
      <text:p text:style-name="P9"><text:span text:style-name="Strong_20_Emphasis"><text:span text:style-name="T1">Need of probabilistic reasoning in AI:</text:span></text:span></text:p>
      <text:list xml:id="list3533893784" text:style-name="L2">
        <text:list-item>
          <text:p text:style-name="P7">When there are unpredictable outcomes.</text:p>
        </text:list-item>
        <text:list-item>
          <text:p text:style-name="P7">When specifications or possibilities of predicates becomes too large to handle.</text:p>
        </text:list-item>
        <text:list-item>
          <text:p text:style-name="P7"><text:soft-page-break/><text:s/>When an unknown error occurs during an experiment.</text:p>
        </text:list-item>
      </text:list>
      <text:p text:style-name="P5">In probabilistic reasoning, there are two ways to solve problems with uncertain knowledge:</text:p>
      <text:list xml:id="list1722481508" text:style-name="L3">
        <text:list-item>
          <text:p text:style-name="P8"><text:span text:style-name="Strong_20_Emphasis"><text:span text:style-name="T4"><text:s/></text:span></text:span><text:span text:style-name="Strong_20_Emphasis"><text:span text:style-name="T3">Bayes' rule</text:span></text:span></text:p>
        </text:list-item>
        <text:list-item>
          <text:p text:style-name="P8"><text:span text:style-name="Strong_20_Emphasis"><text:span text:style-name="T3"><text:s/>Bayesian Statistics</text:span></text:span></text:p>
        </text:list-item>
      </text:list>
      <text:p text:style-name="P5">As probabilistic reasoning uses probability and related terms, so before understanding probabilistic reasoning, let's understand some common terms:</text:p>
      <text:p text:style-name="P9"><text:span text:style-name="Strong_20_Emphasis"><text:span text:style-name="T1">Probability:</text:span></text:span><text:span text:style-name="T2"> Probability can be defined as a chance that an uncertain event will occur. It is the numerical measure of the likelihood that an event will occur. The value of probability always remains between 0 and 1 that represent ideal uncertaintie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0T23:22:29.360000000</dc:date>
    <meta:editing-duration>PT48S</meta:editing-duration>
    <meta:editing-cycles>1</meta:editing-cycles>
    <meta:document-statistic meta:table-count="0" meta:image-count="0" meta:object-count="0" meta:page-count="2" meta:paragraph-count="24" meta:word-count="360" meta:character-count="2333" meta:non-whitespace-character-count="2004"/>
    <meta:generator>LibreOffice/7.2.4.1$Windows_X86_64 LibreOffice_project/27d75539669ac387bb498e35313b970b7fe9c4f9</meta:generator>
  </office:meta>
</office:document-meta>
</file>